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29375cm"/>
    </style:style>
    <style:style style:name="co6" style:family="table-column">
      <style:table-column-properties fo:break-before="auto" style:column-width="12.1708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t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Siglas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Escaños (2011)</text:p>
          </table:table-cell>
          <table:table-cell office:value-type="string" table:style-name="ce2">
            <text:p>Votos (2011)</text:p>
          </table:table-cell>
          <table:table-cell office:value-type="string" table:style-name="ce2">
            <text:p>Logo</text:p>
          </table:table-cell>
          <table:table-cell office:value-type="string" table:style-name="ce2">
            <text:p>INSERT INTO Parties (name, logo) VALUES ('{name}', '{logo}');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PP</text:p>
          </table:table-cell>
          <table:table-cell office:value-type="string" table:style-name="ce1">
            <text:p>Partido Popular</text:p>
          </table:table-cell>
          <table:table-cell office:value-type="float" office:value="186" table:style-name="ce1">
            <text:p>186</text:p>
          </table:table-cell>
          <table:table-cell office:value-type="float" office:value="10830693" table:style-name="ce1">
            <text:p>10830693</text:p>
          </table:table-cell>
          <table:table-cell office:value-type="string" table:style-name="ce1">
            <text:p>img/logos/pp-200x200.png</text:p>
          </table:table-cell>
          <table:table-cell office:value-type="string" table:style-name="ce1">
            <text:p>INSERT INTO Parties (name, logo) VALUES ('Partido Popular', '{logo}');</text:p>
          </table:table-cell>
          <table:table-cell office:value-type="string" table:style-name="ce1">
            <text:p>INSERT INTO Parties (name, logo) VALUES ('Partido Popular', 'img/logos/pp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OE</text:p>
          </table:table-cell>
          <table:table-cell office:value-type="string" table:style-name="ce1">
            <text:p>Partido Socialista Obrero Español</text:p>
          </table:table-cell>
          <table:table-cell office:value-type="float" office:value="110" table:style-name="ce1">
            <text:p>110</text:p>
          </table:table-cell>
          <table:table-cell office:value-type="float" office:value="6973880" table:style-name="ce1">
            <text:p>6973880</text:p>
          </table:table-cell>
          <table:table-cell office:value-type="string" table:style-name="ce1">
            <text:p>img/logos/psoe-200x200.png</text:p>
          </table:table-cell>
          <table:table-cell office:value-type="string" table:style-name="ce1">
            <text:p>INSERT INTO Parties (name, logo) VALUES ('Partido Socialista Obrero Español', '{logo}');</text:p>
          </table:table-cell>
          <table:table-cell office:value-type="string" table:style-name="ce1">
            <text:p>INSERT INTO Parties (name, logo) VALUES ('Partido Socialista Obrero Español', 'img/logos/pso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iU</text:p>
          </table:table-cell>
          <table:table-cell office:value-type="string" table:style-name="ce1">
            <text:p>Convergència i Unió</text:p>
          </table:table-cell>
          <table:table-cell office:value-type="float" office:value="16" table:style-name="ce1">
            <text:p>16</text:p>
          </table:table-cell>
          <table:table-cell office:value-type="float" office:value="1014263" table:style-name="ce1">
            <text:p>1014263</text:p>
          </table:table-cell>
          <table:table-cell office:value-type="string" table:style-name="ce1">
            <text:p>img/logos/ciu-200x200.png</text:p>
          </table:table-cell>
          <table:table-cell office:value-type="string" table:style-name="ce1">
            <text:p>INSERT INTO Parties (name, logo) VALUES ('Convergència i Unió', '{logo}');</text:p>
          </table:table-cell>
          <table:table-cell office:value-type="string" table:style-name="ce1">
            <text:p>INSERT INTO Parties (name, logo) VALUES ('Convergència i Unió', 'img/logos/ciu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U-LV</text:p>
          </table:table-cell>
          <table:table-cell office:value-type="string" table:style-name="ce1">
            <text:p>Izquierda Unida – Los Verdes</text:p>
          </table:table-cell>
          <table:table-cell office:value-type="float" office:value="11" table:style-name="ce1">
            <text:p>11</text:p>
          </table:table-cell>
          <table:table-cell office:value-type="float" office:value="1680810" table:style-name="ce1">
            <text:p>1680810</text:p>
          </table:table-cell>
          <table:table-cell office:value-type="string" table:style-name="ce1">
            <text:p>img/logos/iu-lv-200x200.png</text:p>
          </table:table-cell>
          <table:table-cell office:value-type="string" table:style-name="ce1">
            <text:p>INSERT INTO Parties (name, logo) VALUES ('Izquierda Unida – Los Verdes', '{logo}');</text:p>
          </table:table-cell>
          <table:table-cell office:value-type="string" table:style-name="ce1">
            <text:p>INSERT INTO Parties (name, logo) VALUES ('Izquierda Unida – Los Verdes', 'img/logos/iu-l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MAIUR</text:p>
          </table:table-cell>
          <table:table-cell office:value-type="string" table:style-name="ce1">
            <text:p>Amaiur</text:p>
          </table:table-cell>
          <table:table-cell office:value-type="float" office:value="7" table:style-name="ce1">
            <text:p>7</text:p>
          </table:table-cell>
          <table:table-cell office:value-type="float" office:value="333628" table:style-name="ce1">
            <text:p>333628</text:p>
          </table:table-cell>
          <table:table-cell office:value-type="string" table:style-name="ce1">
            <text:p>img/logos/amaiur-200x200.png</text:p>
          </table:table-cell>
          <table:table-cell office:value-type="string" table:style-name="ce1">
            <text:p>INSERT INTO Parties (name, logo) VALUES ('Amaiur', '{logo}');</text:p>
          </table:table-cell>
          <table:table-cell office:value-type="string" table:style-name="ce1">
            <text:p>INSERT INTO Parties (name, logo) VALUES ('Amaiur', 'img/logos/amaiur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PyD</text:p>
          </table:table-cell>
          <table:table-cell office:value-type="string" table:style-name="ce1">
            <text:p>Unión Progreso y Democracia</text:p>
          </table:table-cell>
          <table:table-cell office:value-type="float" office:value="5" table:style-name="ce1">
            <text:p>5</text:p>
          </table:table-cell>
          <table:table-cell office:value-type="float" office:value="1140242" table:style-name="ce1">
            <text:p>1140242</text:p>
          </table:table-cell>
          <table:table-cell office:value-type="string" table:style-name="ce1">
            <text:p>img/logos/upyd-200x200.png</text:p>
          </table:table-cell>
          <table:table-cell office:value-type="string" table:style-name="ce1">
            <text:p>INSERT INTO Parties (name, logo) VALUES ('Unión Progreso y Democracia', '{logo}');</text:p>
          </table:table-cell>
          <table:table-cell office:value-type="string" table:style-name="ce1">
            <text:p>INSERT INTO Parties (name, logo) VALUES ('Unión Progreso y Democracia', 'img/logos/upy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J-PNV</text:p>
          </table:table-cell>
          <table:table-cell office:value-type="string" table:style-name="ce1">
            <text:p>Eusko Alderdi Jeltzalea-Partido Nacionalista Vasco</text:p>
          </table:table-cell>
          <table:table-cell office:value-type="float" office:value="5" table:style-name="ce1">
            <text:p>5</text:p>
          </table:table-cell>
          <table:table-cell office:value-type="float" office:value="323517" table:style-name="ce1">
            <text:p>323517</text:p>
          </table:table-cell>
          <table:table-cell office:value-type="string" table:style-name="ce1">
            <text:p>img/logos/eaj-pnv-200x200.png</text:p>
          </table:table-cell>
          <table:table-cell office:value-type="string" table:style-name="ce1">
            <text:p>INSERT INTO Parties (name, logo) VALUES ('Eusko Alderdi Jeltzalea-Partido Nacionalista Vasco', '{logo}');</text:p>
          </table:table-cell>
          <table:table-cell office:value-type="string" table:style-name="ce1">
            <text:p>INSERT INTO Parties (name, logo) VALUES ('Eusko Alderdi Jeltzalea-Partido Nacionalista Vasco', 'img/logos/eaj-pn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RC</text:p>
          </table:table-cell>
          <table:table-cell office:value-type="string" table:style-name="ce1">
            <text:p>Esquerra Republicana de Catalunya</text:p>
          </table:table-cell>
          <table:table-cell office:value-type="float" office:value="3" table:style-name="ce1">
            <text:p>3</text:p>
          </table:table-cell>
          <table:table-cell office:value-type="float" office:value="256393" table:style-name="ce1">
            <text:p>256393</text:p>
          </table:table-cell>
          <table:table-cell office:value-type="string" table:style-name="ce1">
            <text:p>img/logos/erc-200x200.png</text:p>
          </table:table-cell>
          <table:table-cell office:value-type="string" table:style-name="ce1">
            <text:p>INSERT INTO Parties (name, logo) VALUES ('Esquerra Republicana de Catalunya', '{logo}');</text:p>
          </table:table-cell>
          <table:table-cell office:value-type="string" table:style-name="ce1">
            <text:p>INSERT INTO Parties (name, logo) VALUES ('Esquerra Republicana de Catalunya', 'img/logos/er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NG</text:p>
          </table:table-cell>
          <table:table-cell office:value-type="string" table:style-name="ce1">
            <text:p>Bloque Nacionalista Galego</text:p>
          </table:table-cell>
          <table:table-cell office:value-type="float" office:value="2" table:style-name="ce1">
            <text:p>2</text:p>
          </table:table-cell>
          <table:table-cell office:value-type="float" office:value="183279" table:style-name="ce1">
            <text:p>183279</text:p>
          </table:table-cell>
          <table:table-cell office:value-type="string" table:style-name="ce1">
            <text:p>img/logos/bng-200x200.png</text:p>
          </table:table-cell>
          <table:table-cell office:value-type="string" table:style-name="ce1">
            <text:p>INSERT INTO Parties (name, logo) VALUES ('Bloque Nacionalista Galego', '{logo}');</text:p>
          </table:table-cell>
          <table:table-cell office:value-type="string" table:style-name="ce1">
            <text:p>INSERT INTO Parties (name, logo) VALUES ('Bloque Nacionalista Galego', 'img/logos/bng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C-NC-PNC</text:p>
          </table:table-cell>
          <table:table-cell office:value-type="string" table:style-name="ce1">
            <text:p>Coalición Canaria - Nueva Canarias - Partido Nacionalista Canario</text:p>
          </table:table-cell>
          <table:table-cell office:value-type="float" office:value="2" table:style-name="ce1">
            <text:p>2</text:p>
          </table:table-cell>
          <table:table-cell office:value-type="float" office:value="14355" table:style-name="ce1">
            <text:p>14355</text:p>
          </table:table-cell>
          <table:table-cell office:value-type="string" table:style-name="ce1">
            <text:p>img/logos/cc-nc-pnc-200x200.png</text:p>
          </table:table-cell>
          <table:table-cell office:value-type="string" table:style-name="ce1">
            <text:p>INSERT INTO Parties (name, logo) VALUES ('Coalición Canaria - Nueva Canarias - Partido Nacionalista Canario', '{logo}');</text:p>
          </table:table-cell>
          <table:table-cell office:value-type="string" table:style-name="ce1">
            <text:p>INSERT INTO Parties (name, logo) VALUES ('Coalición Canaria - Nueva Canarias - Partido Nacionalista Canario', 'img/logos/cc-nc-pn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PROMÍS-Q</text:p>
          </table:table-cell>
          <table:table-cell office:value-type="string" table:style-name="ce1">
            <text:p>Coalició Compromís</text:p>
          </table:table-cell>
          <table:table-cell office:value-type="float" office:value="1" table:style-name="ce1">
            <text:p>1</text:p>
          </table:table-cell>
          <table:table-cell office:value-type="float" office:value="12515" table:style-name="ce1">
            <text:p>12515</text:p>
          </table:table-cell>
          <table:table-cell office:value-type="string" table:style-name="ce1">
            <text:p>img/logos/compromís-q-200x200.png</text:p>
          </table:table-cell>
          <table:table-cell office:value-type="string" table:style-name="ce1">
            <text:p>INSERT INTO Parties (name, logo) VALUES ('Coalició Compromís', '{logo}');</text:p>
          </table:table-cell>
          <table:table-cell office:value-type="string" table:style-name="ce1">
            <text:p>INSERT INTO Parties (name, logo) VALUES ('Coalició Compromís', 'img/logos/compromís-q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AC</text:p>
          </table:table-cell>
          <table:table-cell office:value-type="string" table:style-name="ce1">
            <text:p>Foro Asturias Ciudadano</text:p>
          </table:table-cell>
          <table:table-cell office:value-type="float" office:value="1" table:style-name="ce1">
            <text:p>1</text:p>
          </table:table-cell>
          <table:table-cell office:value-type="float" office:value="99173" table:style-name="ce1">
            <text:p>99173</text:p>
          </table:table-cell>
          <table:table-cell office:value-type="string" table:style-name="ce1">
            <text:p>img/logos/fac-200x200.png</text:p>
          </table:table-cell>
          <table:table-cell office:value-type="string" table:style-name="ce1">
            <text:p>INSERT INTO Parties (name, logo) VALUES ('Foro Asturias Ciudadano', '{logo}');</text:p>
          </table:table-cell>
          <table:table-cell office:value-type="string" table:style-name="ce1">
            <text:p>INSERT INTO Parties (name, logo) VALUES ('Foro Asturias Ciudadano', 'img/logos/fa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BAI</text:p>
          </table:table-cell>
          <table:table-cell office:value-type="string" table:style-name="ce1">
            <text:p>Geroa Bai</text:p>
          </table:table-cell>
          <table:table-cell office:value-type="float" office:value="1" table:style-name="ce1">
            <text:p>1</text:p>
          </table:table-cell>
          <table:table-cell office:value-type="float" office:value="42411" table:style-name="ce1">
            <text:p>42411</text:p>
          </table:table-cell>
          <table:table-cell office:value-type="string" table:style-name="ce1">
            <text:p>img/logos/gbai-200x200.png</text:p>
          </table:table-cell>
          <table:table-cell office:value-type="string" table:style-name="ce1">
            <text:p>INSERT INTO Parties (name, logo) VALUES ('Geroa Bai', '{logo}');</text:p>
          </table:table-cell>
          <table:table-cell office:value-type="string" table:style-name="ce1">
            <text:p>INSERT INTO Parties (name, logo) VALUES ('Geroa Bai', 'img/logos/gba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QUO</text:p>
          </table:table-cell>
          <table:table-cell office:value-type="string" table:style-name="ce1">
            <text:p>Equo</text:p>
          </table:table-cell>
          <table:table-cell office:value-type="float" office:value="0" table:style-name="ce1">
            <text:p>0</text:p>
          </table:table-cell>
          <table:table-cell office:value-type="float" office:value="215776" table:style-name="ce1">
            <text:p>215776</text:p>
          </table:table-cell>
          <table:table-cell office:value-type="string" table:style-name="ce1">
            <text:p>img/logos/equo-200x200.png</text:p>
          </table:table-cell>
          <table:table-cell office:value-type="string" table:style-name="ce1">
            <text:p>INSERT INTO Parties (name, logo) VALUES ('Equo', '{logo}');</text:p>
          </table:table-cell>
          <table:table-cell office:value-type="string" table:style-name="ce1">
            <text:p>INSERT INTO Parties (name, logo) VALUES ('Equo', 'img/logos/equo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CMA</text:p>
          </table:table-cell>
          <table:table-cell office:value-type="string" table:style-name="ce1">
            <text:p>Partido Animalista Contra el Maltrato Animal</text:p>
          </table:table-cell>
          <table:table-cell office:value-type="float" office:value="0" table:style-name="ce1">
            <text:p>0</text:p>
          </table:table-cell>
          <table:table-cell office:value-type="float" office:value="101557" table:style-name="ce1">
            <text:p>101557</text:p>
          </table:table-cell>
          <table:table-cell office:value-type="string" table:style-name="ce1">
            <text:p>img/logos/pacma-200x200.png</text:p>
          </table:table-cell>
          <table:table-cell office:value-type="string" table:style-name="ce1">
            <text:p>INSERT INTO Parties (name, logo) VALUES ('Partido Animalista Contra el Maltrato Animal', '{logo}');</text:p>
          </table:table-cell>
          <table:table-cell office:value-type="string" table:style-name="ce1">
            <text:p>INSERT INTO Parties (name, logo) VALUES ('Partido Animalista Contra el Maltrato Animal', 'img/logos/pacm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b</text:p>
          </table:table-cell>
          <table:table-cell office:value-type="string" table:style-name="ce1">
            <text:p>Escaños en blanco</text:p>
          </table:table-cell>
          <table:table-cell office:value-type="float" office:value="0" table:style-name="ce1">
            <text:p>0</text:p>
          </table:table-cell>
          <table:table-cell office:value-type="float" office:value="97706" table:style-name="ce1">
            <text:p>97706</text:p>
          </table:table-cell>
          <table:table-cell office:value-type="string" table:style-name="ce1">
            <text:p>img/logos/eb-200x200.png</text:p>
          </table:table-cell>
          <table:table-cell office:value-type="string" table:style-name="ce1">
            <text:p>INSERT INTO Parties (name, logo) VALUES ('Escaños en blanco', '{logo}');</text:p>
          </table:table-cell>
          <table:table-cell office:value-type="string" table:style-name="ce1">
            <text:p>INSERT INTO Parties (name, logo) VALUES ('Escaños en blanco', 'img/logos/eb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</text:p>
          </table:table-cell>
          <table:table-cell office:value-type="string" table:style-name="ce1">
            <text:p>Partido Andalucista</text:p>
          </table:table-cell>
          <table:table-cell office:value-type="float" office:value="0" table:style-name="ce1">
            <text:p>0</text:p>
          </table:table-cell>
          <table:table-cell office:value-type="float" office:value="76852" table:style-name="ce1">
            <text:p>76852</text:p>
          </table:table-cell>
          <table:table-cell office:value-type="string" table:style-name="ce1">
            <text:p>img/logos/pa-200x200.png</text:p>
          </table:table-cell>
          <table:table-cell office:value-type="string" table:style-name="ce1">
            <text:p>INSERT INTO Parties (name, logo) VALUES ('Partido Andalucista', '{logo}');</text:p>
          </table:table-cell>
          <table:table-cell office:value-type="string" table:style-name="ce1">
            <text:p>INSERT INTO Parties (name, logo) VALUES ('Partido Andalucista', 'img/logos/p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xC</text:p>
          </table:table-cell>
          <table:table-cell office:value-type="string" table:style-name="ce1">
            <text:p>Plataforma per Catalunya</text:p>
          </table:table-cell>
          <table:table-cell office:value-type="float" office:value="0" table:style-name="ce1">
            <text:p>0</text:p>
          </table:table-cell>
          <table:table-cell office:value-type="float" office:value="59781" table:style-name="ce1">
            <text:p>59781</text:p>
          </table:table-cell>
          <table:table-cell office:value-type="string" table:style-name="ce1">
            <text:p>img/logos/pxc-200x200.png</text:p>
          </table:table-cell>
          <table:table-cell office:value-type="string" table:style-name="ce1">
            <text:p>INSERT INTO Parties (name, logo) VALUES ('Plataforma per Catalunya', '{logo}');</text:p>
          </table:table-cell>
          <table:table-cell office:value-type="string" table:style-name="ce1">
            <text:p>INSERT INTO Parties (name, logo) VALUES ('Plataforma per Catalunya', 'img/logos/px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C</text:p>
          </table:table-cell>
          <table:table-cell office:value-type="string" table:style-name="ce1">
            <text:p>Partido Regionalista de Cantabria</text:p>
          </table:table-cell>
          <table:table-cell office:value-type="float" office:value="0" table:style-name="ce1">
            <text:p>0</text:p>
          </table:table-cell>
          <table:table-cell office:value-type="float" office:value="43903" table:style-name="ce1">
            <text:p>43903</text:p>
          </table:table-cell>
          <table:table-cell office:value-type="string" table:style-name="ce1">
            <text:p>img/logos/prc-200x200.png</text:p>
          </table:table-cell>
          <table:table-cell office:value-type="string" table:style-name="ce1">
            <text:p>INSERT INTO Parties (name, logo) VALUES ('Partido Regionalista de Cantabria', '{logo}');</text:p>
          </table:table-cell>
          <table:table-cell office:value-type="string" table:style-name="ce1">
            <text:p>INSERT INTO Parties (name, logo) VALUES ('Partido Regionalista de Cantabria', 'img/logos/pr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M+J</text:p>
          </table:table-cell>
          <table:table-cell office:value-type="string" table:style-name="ce1">
            <text:p>Por Un Mundo Más Justo</text:p>
          </table:table-cell>
          <table:table-cell office:value-type="float" office:value="0" table:style-name="ce1">
            <text:p>0</text:p>
          </table:table-cell>
          <table:table-cell office:value-type="float" office:value="27098" table:style-name="ce1">
            <text:p>27098</text:p>
          </table:table-cell>
          <table:table-cell office:value-type="string" table:style-name="ce1">
            <text:p>img/logos/pum+j-200x200.png</text:p>
          </table:table-cell>
          <table:table-cell office:value-type="string" table:style-name="ce1">
            <text:p>INSERT INTO Parties (name, logo) VALUES ('Por Un Mundo Más Justo', '{logo}');</text:p>
          </table:table-cell>
          <table:table-cell office:value-type="string" table:style-name="ce1">
            <text:p>INSERT INTO Parties (name, logo) VALUES ('Por Un Mundo Más Justo', 'img/logos/pum+j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PE</text:p>
          </table:table-cell>
          <table:table-cell office:value-type="string" table:style-name="ce1">
            <text:p>Partido Comunista de los Pueblos de España</text:p>
          </table:table-cell>
          <table:table-cell office:value-type="float" office:value="0" table:style-name="ce1">
            <text:p>0</text:p>
          </table:table-cell>
          <table:table-cell office:value-type="float" office:value="26436" table:style-name="ce1">
            <text:p>26436</text:p>
          </table:table-cell>
          <table:table-cell office:value-type="string" table:style-name="ce1">
            <text:p>img/logos/pcpe-200x200.png</text:p>
          </table:table-cell>
          <table:table-cell office:value-type="string" table:style-name="ce1">
            <text:p>INSERT INTO Parties (name, logo) VALUES ('Partido Comunista de los Pueblos de España', '{logo}');</text:p>
          </table:table-cell>
          <table:table-cell office:value-type="string" table:style-name="ce1">
            <text:p>INSERT INTO Parties (name, logo) VALUES ('Partido Comunista de los Pueblos de España', 'img/logos/pcp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IRATA</text:p>
          </table:table-cell>
          <table:table-cell office:value-type="string" table:style-name="ce1">
            <text:p>Partido Pirata</text:p>
          </table:table-cell>
          <table:table-cell office:value-type="float" office:value="0" table:style-name="ce1">
            <text:p>0</text:p>
          </table:table-cell>
          <table:table-cell office:value-type="float" office:value="2518" table:style-name="ce1">
            <text:p>2518</text:p>
          </table:table-cell>
          <table:table-cell office:value-type="string" table:style-name="ce1">
            <text:p>img/logos/pirata-200x200.png</text:p>
          </table:table-cell>
          <table:table-cell office:value-type="string" table:style-name="ce1">
            <text:p>INSERT INTO Parties (name, logo) VALUES ('Partido Pirata', '{logo}');</text:p>
          </table:table-cell>
          <table:table-cell office:value-type="string" table:style-name="ce1">
            <text:p>INSERT INTO Parties (name, logo) VALUES ('Partido Pirata', 'img/logos/pirat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TICAPITALISTAS</text:p>
          </table:table-cell>
          <table:table-cell office:value-type="string" table:style-name="ce1">
            <text:p>Anticapitalistas</text:p>
          </table:table-cell>
          <table:table-cell office:value-type="float" office:value="0" table:style-name="ce1">
            <text:p>0</text:p>
          </table:table-cell>
          <table:table-cell office:value-type="float" office:value="24456" table:style-name="ce1">
            <text:p>24456</text:p>
          </table:table-cell>
          <table:table-cell office:value-type="string" table:style-name="ce1">
            <text:p>img/logos/anticapitalistas-200x200.png</text:p>
          </table:table-cell>
          <table:table-cell office:value-type="string" table:style-name="ce1">
            <text:p>INSERT INTO Parties (name, logo) VALUES ('Anticapitalistas', '{logo}');</text:p>
          </table:table-cell>
          <table:table-cell office:value-type="string" table:style-name="ce1">
            <text:p>INSERT INTO Parties (name, logo) VALUES ('Anticapitalistas', 'img/logos/anticapitalist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CE</text:p>
          </table:table-cell>
          <table:table-cell office:value-type="string" table:style-name="ce1">
            <text:p>Unificación Comunista de España</text:p>
          </table:table-cell>
          <table:table-cell office:value-type="float" office:value="0" table:style-name="ce1">
            <text:p>0</text:p>
          </table:table-cell>
          <table:table-cell office:value-type="float" office:value="16148" table:style-name="ce1">
            <text:p>16148</text:p>
          </table:table-cell>
          <table:table-cell office:value-type="string" table:style-name="ce1">
            <text:p>img/logos/uce-200x200.png</text:p>
          </table:table-cell>
          <table:table-cell office:value-type="string" table:style-name="ce1">
            <text:p>INSERT INTO Parties (name, logo) VALUES ('Unificación Comunista de España', '{logo}');</text:p>
          </table:table-cell>
          <table:table-cell office:value-type="string" table:style-name="ce1">
            <text:p>INSERT INTO Parties (name, logo) VALUES ('Unificación Comunista de España', 'img/logos/uc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H</text:p>
          </table:table-cell>
          <table:table-cell office:value-type="string" table:style-name="ce1">
            <text:p>Partido Humanista</text:p>
          </table:table-cell>
          <table:table-cell office:value-type="float" office:value="0" table:style-name="ce1">
            <text:p>0</text:p>
          </table:table-cell>
          <table:table-cell office:value-type="float" office:value="10047" table:style-name="ce1">
            <text:p>10047</text:p>
          </table:table-cell>
          <table:table-cell office:value-type="string" table:style-name="ce1">
            <text:p>img/logos/ph-200x200.png</text:p>
          </table:table-cell>
          <table:table-cell office:value-type="string" table:style-name="ce1">
            <text:p>INSERT INTO Parties (name, logo) VALUES ('Partido Humanista', '{logo}');</text:p>
          </table:table-cell>
          <table:table-cell office:value-type="string" table:style-name="ce1">
            <text:p>INSERT INTO Parties (name, logo) VALUES ('Partido Humanista', 'img/logos/ph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SPAÑA 2000</text:p>
          </table:table-cell>
          <table:table-cell office:value-type="string" table:style-name="ce1">
            <text:p>España 2000</text:p>
          </table:table-cell>
          <table:table-cell office:value-type="float" office:value="0" table:style-name="ce1">
            <text:p>0</text:p>
          </table:table-cell>
          <table:table-cell office:value-type="float" office:value="9256" table:style-name="ce1">
            <text:p>9256</text:p>
          </table:table-cell>
          <table:table-cell office:value-type="string" table:style-name="ce1">
            <text:p>img/logos/espana_2000-200x200.png</text:p>
          </table:table-cell>
          <table:table-cell office:value-type="string" table:style-name="ce1">
            <text:p>INSERT INTO Parties (name, logo) VALUES ('España 2000', '{logo}');</text:p>
          </table:table-cell>
          <table:table-cell office:value-type="string" table:style-name="ce1">
            <text:p>INSERT INTO Parties (name, logo) VALUES ('España 2000', 'img/logos/españa 2000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PS</text:p>
          </table:table-cell>
          <table:table-cell office:value-type="string" table:style-name="ce1">
            <text:p>Republicanos</text:p>
          </table:table-cell>
          <table:table-cell office:value-type="float" office:value="0" table:style-name="ce1">
            <text:p>0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img/logos/rps-200x200.png</text:p>
          </table:table-cell>
          <table:table-cell office:value-type="string" table:style-name="ce1">
            <text:p>INSERT INTO Parties (name, logo) VALUES ('Republicanos', '{logo}');</text:p>
          </table:table-cell>
          <table:table-cell office:value-type="string" table:style-name="ce1">
            <text:p>INSERT INTO Parties (name, logo) VALUES ('Republicanos', 'img/logos/rp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In</text:p>
          </table:table-cell>
          <table:table-cell office:value-type="string" table:style-name="ce1">
            <text:p>Solidaridad y Autogestión Internacionalista</text:p>
          </table:table-cell>
          <table:table-cell office:value-type="float" office:value="0" table:style-name="ce1">
            <text:p>0</text:p>
          </table:table-cell>
          <table:table-cell office:value-type="float" office:value="6646" table:style-name="ce1">
            <text:p>6646</text:p>
          </table:table-cell>
          <table:table-cell office:value-type="string" table:style-name="ce1">
            <text:p>img/logos/sain-200x200.png</text:p>
          </table:table-cell>
          <table:table-cell office:value-type="string" table:style-name="ce1">
            <text:p>INSERT INTO Parties (name, logo) VALUES ('Solidaridad y Autogestión Internacionalista', '{logo}');</text:p>
          </table:table-cell>
          <table:table-cell office:value-type="string" table:style-name="ce1">
            <text:p>INSERT INTO Parties (name, logo) VALUES ('Solidaridad y Autogestión Internacionalista', 'img/logos/sain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RTOSORG</text:p>
          </table:table-cell>
          <table:table-cell office:value-type="string" table:style-name="ce1">
            <text:p>Hartos.org</text:p>
          </table:table-cell>
          <table:table-cell office:value-type="float" office:value="0" table:style-name="ce1">
            <text:p>0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img/logos/hartosorg-200x200.png</text:p>
          </table:table-cell>
          <table:table-cell office:value-type="string" table:style-name="ce1">
            <text:p>INSERT INTO Parties (name, logo) VALUES ('Hartos.org', '{logo}');</text:p>
          </table:table-cell>
          <table:table-cell office:value-type="string" table:style-name="ce1">
            <text:p>INSERT INTO Parties (name, logo) VALUES ('Hartos.org', 'img/logos/hartosorg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</text:p>
          </table:table-cell>
          <table:table-cell office:value-type="string" table:style-name="ce1">
            <text:p>Alternativa Nacionalista Canaria</text:p>
          </table:table-cell>
          <table:table-cell office:value-type="float" office:value="0" table:style-name="ce1">
            <text:p>0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img/logos/anc-200x200.png</text:p>
          </table:table-cell>
          <table:table-cell office:value-type="string" table:style-name="ce1">
            <text:p>INSERT INTO Parties (name, logo) VALUES ('Alternativa Nacionalista Canaria', '{logo}');</text:p>
          </table:table-cell>
          <table:table-cell office:value-type="string" table:style-name="ce1">
            <text:p>INSERT INTO Parties (name, logo) VALUES ('Alternativa Nacionalista Canaria', 'img/logos/an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E de las JONS</text:p>
          </table:table-cell>
          <table:table-cell office:value-type="string" table:style-name="ce1">
            <text:p>Falange Española de las JONS</text:p>
          </table:table-cell>
          <table:table-cell office:value-type="float" office:value="0" table:style-name="ce1">
            <text:p>0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img/logos/fe de las jons-200x200.png</text:p>
          </table:table-cell>
          <table:table-cell office:value-type="string" table:style-name="ce1">
            <text:p>INSERT INTO Parties (name, logo) VALUES ('Falange Española de las JONS', '{logo}');</text:p>
          </table:table-cell>
          <table:table-cell office:value-type="string" table:style-name="ce1">
            <text:p>INSERT INTO Parties (name, logo) VALUES ('Falange Española de las JONS', 'img/logos/fe de las jon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DL</text:p>
          </table:table-cell>
          <table:table-cell office:value-type="string" table:style-name="ce1">
            <text:p>Centro Democrático Liberal</text:p>
          </table:table-cell>
          <table:table-cell office:value-type="float" office:value="0" table:style-name="ce1">
            <text:p>0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img/logos/cdl-200x200.png</text:p>
          </table:table-cell>
          <table:table-cell office:value-type="string" table:style-name="ce1">
            <text:p>INSERT INTO Parties (name, logo) VALUES ('Centro Democrático Liberal', '{logo}');</text:p>
          </table:table-cell>
          <table:table-cell office:value-type="string" table:style-name="ce1">
            <text:p>INSERT INTO Parties (name, logo) VALUES ('Centro Democrático Liberal', 'img/logos/cd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AO</text:p>
          </table:table-cell>
          <table:table-cell office:value-type="string" table:style-name="ce1">
            <text:p>Partido Regionalista por Andalucía Oriental</text:p>
          </table:table-cell>
          <table:table-cell office:value-type="float" office:value="0" table:style-name="ce1">
            <text:p>0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img/logos/prao-200x200.png</text:p>
          </table:table-cell>
          <table:table-cell office:value-type="string" table:style-name="ce1">
            <text:p>INSERT INTO Parties (name, logo) VALUES ('Partido Regionalista por Andalucía Oriental', '{logo}');</text:p>
          </table:table-cell>
          <table:table-cell office:value-type="string" table:style-name="ce1">
            <text:p>INSERT INTO Parties (name, logo) VALUES ('Partido Regionalista por Andalucía Oriental', 'img/logos/prao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xV</text:p>
          </table:table-cell>
          <table:table-cell office:value-type="string" table:style-name="ce1">
            <text:p>Units x Valéncia</text:p>
          </table:table-cell>
          <table:table-cell office:value-type="float" office:value="0" table:style-name="ce1">
            <text:p>0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img/logos/uxv-200x200.png</text:p>
          </table:table-cell>
          <table:table-cell office:value-type="string" table:style-name="ce1">
            <text:p>INSERT INTO Parties (name, logo) VALUES ('Units x Valéncia', '{logo}');</text:p>
          </table:table-cell>
          <table:table-cell office:value-type="string" table:style-name="ce1">
            <text:p>INSERT INTO Parties (name, logo) VALUES ('Units x Valéncia', 'img/logos/ux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-LIB</text:p>
          </table:table-cell>
          <table:table-cell office:value-type="string" table:style-name="ce1">
            <text:p>Partido de la Libertad Individual</text:p>
          </table:table-cell>
          <table:table-cell office:value-type="float" office:value="0" table:style-name="ce1">
            <text:p>0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img/logos/p-lib-200x200.png</text:p>
          </table:table-cell>
          <table:table-cell office:value-type="string" table:style-name="ce1">
            <text:p>INSERT INTO Parties (name, logo) VALUES ('Partido de la Libertad Individual', '{logo}');</text:p>
          </table:table-cell>
          <table:table-cell office:value-type="string" table:style-name="ce1">
            <text:p>INSERT INTO Parties (name, logo) VALUES ('Partido de la Libertad Individual', 'img/logos/p-lib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AL</text:p>
          </table:table-cell>
          <table:table-cell office:value-type="string" table:style-name="ce1">
            <text:p>Partido de Castilla y León</text:p>
          </table:table-cell>
          <table:table-cell office:value-type="float" office:value="0" table:style-name="ce1">
            <text:p>0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img/logos/pcal-200x200.png</text:p>
          </table:table-cell>
          <table:table-cell office:value-type="string" table:style-name="ce1">
            <text:p>INSERT INTO Parties (name, logo) VALUES ('Partido de Castilla y León', '{logo}');</text:p>
          </table:table-cell>
          <table:table-cell office:value-type="string" table:style-name="ce1">
            <text:p>INSERT INTO Parties (name, logo) VALUES ('Partido de Castilla y León', 'img/logos/pca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EPAL</text:p>
          </table:table-cell>
          <table:table-cell office:value-type="string" table:style-name="ce1">
            <text:p>Partido Regionalista del País Leonés</text:p>
          </table:table-cell>
          <table:table-cell office:value-type="float" office:value="0" table:style-name="ce1">
            <text:p>0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img/logos/prepal-200x200.png</text:p>
          </table:table-cell>
          <table:table-cell office:value-type="string" table:style-name="ce1">
            <text:p>INSERT INTO Parties (name, logo) VALUES ('Partido Regionalista del País Leonés', '{logo}');</text:p>
          </table:table-cell>
          <table:table-cell office:value-type="string" table:style-name="ce1">
            <text:p>INSERT INTO Parties (name, logo) VALUES ('Partido Regionalista del País Leonés', 'img/logos/prepa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SI</text:p>
          </table:table-cell>
          <table:table-cell office:value-type="string" table:style-name="ce1">
            <text:p>Partido Obrero Socialista Internacionalista</text:p>
          </table:table-cell>
          <table:table-cell office:value-type="float" office:value="0" table:style-name="ce1">
            <text:p>0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img/logos/posi-200x200.png</text:p>
          </table:table-cell>
          <table:table-cell office:value-type="string" table:style-name="ce1">
            <text:p>INSERT INTO Parties (name, logo) VALUES ('Partido Obrero Socialista Internacionalista', '{logo}');</text:p>
          </table:table-cell>
          <table:table-cell office:value-type="string" table:style-name="ce1">
            <text:p>INSERT INTO Parties (name, logo) VALUES ('Partido Obrero Socialista Internacionalista', 'img/logos/pos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N</text:p>
          </table:table-cell>
          <table:table-cell office:value-type="string" table:style-name="ce1">
            <text:p>Democracia Nacional</text:p>
          </table:table-cell>
          <table:table-cell office:value-type="float" office:value="0" table:style-name="ce1">
            <text:p>0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img/logos/dn-200x200.png</text:p>
          </table:table-cell>
          <table:table-cell office:value-type="string" table:style-name="ce1">
            <text:p>INSERT INTO Parties (name, logo) VALUES ('Democracia Nacional', '{logo}');</text:p>
          </table:table-cell>
          <table:table-cell office:value-type="string" table:style-name="ce1">
            <text:p>INSERT INTO Parties (name, logo) VALUES ('Democracia Nacional', 'img/logos/dn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ballas</text:p>
          </table:table-cell>
          <table:table-cell office:value-type="string" table:style-name="ce1">
            <text:p>Coalición Caballas</text:p>
          </table:table-cell>
          <table:table-cell office:value-type="float" office:value="0" table:style-name="ce1">
            <text:p>0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img/logos/caballas-200x200.png</text:p>
          </table:table-cell>
          <table:table-cell office:value-type="string" table:style-name="ce1">
            <text:p>INSERT INTO Parties (name, logo) VALUES ('Coalición Caballas', '{logo}');</text:p>
          </table:table-cell>
          <table:table-cell office:value-type="string" table:style-name="ce1">
            <text:p>INSERT INTO Parties (name, logo) VALUES ('Coalición Caballas', 'img/logos/caball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XXI</text:p>
          </table:table-cell>
          <table:table-cell office:value-type="string" table:style-name="ce1">
            <text:p>Converxencia XXI</text:p>
          </table:table-cell>
          <table:table-cell office:value-type="float" office:value="0" table:style-name="ce1">
            <text:p>0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img/logos/cxxi-200x200.png</text:p>
          </table:table-cell>
          <table:table-cell office:value-type="string" table:style-name="ce1">
            <text:p>INSERT INTO Parties (name, logo) VALUES ('Converxencia XXI', '{logo}');</text:p>
          </table:table-cell>
          <table:table-cell office:value-type="string" table:style-name="ce1">
            <text:p>INSERT INTO Parties (name, logo) VALUES ('Converxencia XXI', 'img/logos/cxx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P</text:p>
          </table:table-cell>
          <table:table-cell office:value-type="string" table:style-name="ce1">
            <text:p>Unidad del Pueblo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img/logos/up-200x200.png</text:p>
          </table:table-cell>
          <table:table-cell office:value-type="string" table:style-name="ce1">
            <text:p>INSERT INTO Parties (name, logo) VALUES ('Unidad del Pueblo', '{logo}');</text:p>
          </table:table-cell>
          <table:table-cell office:value-type="string" table:style-name="ce1">
            <text:p>INSERT INTO Parties (name, logo) VALUES ('Unidad del Pueblo', 'img/logos/up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FyV</text:p>
          </table:table-cell>
          <table:table-cell office:value-type="string" table:style-name="ce1">
            <text:p>Partido Familia y Vida</text:p>
          </table:table-cell>
          <table:table-cell office:value-type="float" office:value="0" table:style-name="ce1">
            <text:p>0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img/logos/pfyv-200x200.png</text:p>
          </table:table-cell>
          <table:table-cell office:value-type="string" table:style-name="ce1">
            <text:p>INSERT INTO Parties (name, logo) VALUES ('Partido Familia y Vida', '{logo}');</text:p>
          </table:table-cell>
          <table:table-cell office:value-type="string" table:style-name="ce1">
            <text:p>INSERT INTO Parties (name, logo) VALUES ('Partido Familia y Vida', 'img/logos/pfy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Ex</text:p>
          </table:table-cell>
          <table:table-cell office:value-type="string" table:style-name="ce1">
            <text:p>Convergencia por Extremadura</text:p>
          </table:table-cell>
          <table:table-cell office:value-type="float" office:value="0" table:style-name="ce1">
            <text:p>0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img/logos/cex-200x200.png</text:p>
          </table:table-cell>
          <table:table-cell office:value-type="string" table:style-name="ce1">
            <text:p>INSERT INTO Parties (name, logo) VALUES ('Convergencia por Extremadura', '{logo}');</text:p>
          </table:table-cell>
          <table:table-cell office:value-type="string" table:style-name="ce1">
            <text:p>INSERT INTO Parties (name, logo) VALUES ('Convergencia por Extremadura', 'img/logos/cex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A</text:p>
          </table:table-cell>
          <table:table-cell office:value-type="string" table:style-name="ce1">
            <text:p>Andecha Astur</text:p>
          </table:table-cell>
          <table:table-cell office:value-type="float" office:value="0" table:style-name="ce1">
            <text:p>0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img/logos/aa-200x200.png</text:p>
          </table:table-cell>
          <table:table-cell office:value-type="string" table:style-name="ce1">
            <text:p>INSERT INTO Parties (name, logo) VALUES ('Andecha Astur', '{logo}');</text:p>
          </table:table-cell>
          <table:table-cell office:value-type="string" table:style-name="ce1">
            <text:p>INSERT INTO Parties (name, logo) VALUES ('Andecha Astur', 'img/logos/a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CD</text:p>
          </table:table-cell>
          <table:table-cell office:value-type="string" table:style-name="ce1">
            <text:p>Ciudadanos de Centro Democrático</text:p>
          </table:table-cell>
          <table:table-cell office:value-type="float" office:value="0" table:style-name="ce1">
            <text:p>0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img/logos/ccd-200x200.png</text:p>
          </table:table-cell>
          <table:table-cell office:value-type="string" table:style-name="ce1">
            <text:p>INSERT INTO Parties (name, logo) VALUES ('Ciudadanos de Centro Democrático', '{logo}');</text:p>
          </table:table-cell>
          <table:table-cell office:value-type="string" table:style-name="ce1">
            <text:p>INSERT INTO Parties (name, logo) VALUES ('Ciudadanos de Centro Democrático', 'img/logos/cc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CIMA</text:p>
          </table:table-cell>
          <table:table-cell office:value-type="string" table:style-name="ce1">
            <text:p>Acción Ciudadana por Málaga</text:p>
          </table:table-cell>
          <table:table-cell office:value-type="float" office:value="0" table:style-name="ce1">
            <text:p>0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img/logos/acima-200x200.png</text:p>
          </table:table-cell>
          <table:table-cell office:value-type="string" table:style-name="ce1">
            <text:p>INSERT INTO Parties (name, logo) VALUES ('Acción Ciudadana por Málaga', '{logo}');</text:p>
          </table:table-cell>
          <table:table-cell office:value-type="string" table:style-name="ce1">
            <text:p>INSERT INTO Parties (name, logo) VALUES ('Acción Ciudadana por Málaga', 'img/logos/acim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+MAS+</text:p>
          </table:table-cell>
          <table:table-cell office:value-type="string" table:style-name="ce1">
            <text:p>Muerte al sistema</text:p>
          </table:table-cell>
          <table:table-cell office:value-type="float" office:value="0" table:style-name="ce1">
            <text:p>0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img/logos/+mas+-200x200.png</text:p>
          </table:table-cell>
          <table:table-cell office:value-type="string" table:style-name="ce1">
            <text:p>INSERT INTO Parties (name, logo) VALUES ('Muerte al sistema', '{logo}');</text:p>
          </table:table-cell>
          <table:table-cell office:value-type="string" table:style-name="ce1">
            <text:p>INSERT INTO Parties (name, logo) VALUES ('Muerte al sistema', 'img/logos/+mas+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CIT</text:p>
          </table:table-cell>
          <table:table-cell office:value-type="string" table:style-name="ce1">
            <text:p>Unión de Ciudadanos Independientes de Toledo</text:p>
          </table:table-cell>
          <table:table-cell office:value-type="float" office:value="0" table:style-name="ce1">
            <text:p>0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img/logos/ucit-200x200.png</text:p>
          </table:table-cell>
          <table:table-cell office:value-type="string" table:style-name="ce1">
            <text:p>INSERT INTO Parties (name, logo) VALUES ('Unión de Ciudadanos Independientes de Toledo', '{logo}');</text:p>
          </table:table-cell>
          <table:table-cell office:value-type="string" table:style-name="ce1">
            <text:p>INSERT INTO Parties (name, logo) VALUES ('Unión de Ciudadanos Independientes de Toledo', 'img/logos/ucit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C</text:p>
          </table:table-cell>
          <table:table-cell office:value-type="string" table:style-name="ce1">
            <text:p>Demos el Cambio</text:p>
          </table:table-cell>
          <table:table-cell office:value-type="float" office:value="0" table:style-name="ce1">
            <text:p>0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img/logos/dec-200x200.png</text:p>
          </table:table-cell>
          <table:table-cell office:value-type="string" table:style-name="ce1">
            <text:p>INSERT INTO Parties (name, logo) VALUES ('Demos el Cambio', '{logo}');</text:p>
          </table:table-cell>
          <table:table-cell office:value-type="string" table:style-name="ce1">
            <text:p>INSERT INTO Parties (name, logo) VALUES ('Demos el Cambio', 'img/logos/de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D</text:p>
          </table:table-cell>
          <table:table-cell office:value-type="string" table:style-name="ce1">
            <text:p>Foro de Centro y Democracia</text:p>
          </table:table-cell>
          <table:table-cell office:value-type="float" office:value="0" table:style-name="ce1">
            <text:p>0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img/logos/cyd-200x200.png</text:p>
          </table:table-cell>
          <table:table-cell office:value-type="string" table:style-name="ce1">
            <text:p>INSERT INTO Parties (name, logo) VALUES ('Foro de Centro y Democracia', '{logo}');</text:p>
          </table:table-cell>
          <table:table-cell office:value-type="string" table:style-name="ce1">
            <text:p>INSERT INTO Parties (name, logo) VALUES ('Foro de Centro y Democracia', 'img/logos/cy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RCL</text:p>
          </table:table-cell>
          <table:table-cell office:value-type="string" table:style-name="ce1">
            <text:p>Unión Regionalista de Castilla y León</text:p>
          </table:table-cell>
          <table:table-cell office:value-type="float" office:value="0" table:style-name="ce1">
            <text:p>0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img/logos/urcl-200x200.png</text:p>
          </table:table-cell>
          <table:table-cell office:value-type="string" table:style-name="ce1">
            <text:p>INSERT INTO Parties (name, logo) VALUES ('Unión Regionalista de Castilla y León', '{logo}');</text:p>
          </table:table-cell>
          <table:table-cell office:value-type="string" table:style-name="ce1">
            <text:p>INSERT INTO Parties (name, logo) VALUES ('Unión Regionalista de Castilla y León', 'img/logos/urc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DE</text:p>
          </table:table-cell>
          <table:table-cell office:value-type="string" table:style-name="ce1">
            <text:p>Partido para la Regeneración de la Democracia en España</text:p>
          </table:table-cell>
          <table:table-cell office:value-type="float" office:value="0" table:style-name="ce1">
            <text:p>0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img/logos/prde-200x200.png</text:p>
          </table:table-cell>
          <table:table-cell office:value-type="string" table:style-name="ce1">
            <text:p>INSERT INTO Parties (name, logo) VALUES ('Partido para la Regeneración de la Democracia en España', '{logo}');</text:p>
          </table:table-cell>
          <table:table-cell office:value-type="string" table:style-name="ce1">
            <text:p>INSERT INTO Parties (name, logo) VALUES ('Partido para la Regeneración de la Democracia en España', 'img/logos/prd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TERNET</text:p>
          </table:table-cell>
          <table:table-cell office:value-type="string" table:style-name="ce1">
            <text:p>Partido de Internet</text:p>
          </table:table-cell>
          <table:table-cell office:value-type="float" office:value="0" table:style-name="ce1">
            <text:p>0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img/logos/internet-200x200.png</text:p>
          </table:table-cell>
          <table:table-cell office:value-type="string" table:style-name="ce1">
            <text:p>INSERT INTO Parties (name, logo) VALUES ('Partido de Internet', '{logo}');</text:p>
          </table:table-cell>
          <table:table-cell office:value-type="string" table:style-name="ce1">
            <text:p>INSERT INTO Parties (name, logo) VALUES ('Partido de Internet', 'img/logos/internet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E-R</text:p>
          </table:table-cell>
          <table:table-cell office:value-type="string" table:style-name="ce1">
            <text:p>Partit Republicà d''Esquerra-Republicans</text:p>
          </table:table-cell>
          <table:table-cell office:value-type="float" office:value="0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img/logos/pre-r-200x200.png</text:p>
          </table:table-cell>
          <table:table-cell office:value-type="string" table:style-name="ce1">
            <text:p>INSERT INTO Parties (name, logo) VALUES ('Partit Republicà d''Esquerra-Republicans', '{logo}');</text:p>
          </table:table-cell>
          <table:table-cell office:value-type="string" table:style-name="ce1">
            <text:p>INSERT INTO Parties (name, logo) VALUES ('Partit Republicà d''Esquerra-Republicans', 'img/logos/pre-r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AS</text:p>
          </table:table-cell>
          <table:table-cell office:value-type="string" table:style-name="ce1">
            <text:p>Partido Castellano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img/logos/pcas-200x200.png</text:p>
          </table:table-cell>
          <table:table-cell office:value-type="string" table:style-name="ce1">
            <text:p>INSERT INTO Parties (name, logo) VALUES ('Partido Castellano', '{logo}');</text:p>
          </table:table-cell>
          <table:table-cell office:value-type="string" table:style-name="ce1">
            <text:p>INSERT INTO Parties (name, logo) VALUES ('Partido Castellano', 'img/logos/pc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DYC</text:p>
          </table:table-cell>
          <table:table-cell office:value-type="string" table:style-name="ce1">
            <text:p>Partido Democrático y Constitucional</text:p>
          </table:table-cell>
          <table:table-cell office:value-type="float" office:value="0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img/logos/pdyc-200x200.png</text:p>
          </table:table-cell>
          <table:table-cell office:value-type="string" table:style-name="ce1">
            <text:p>INSERT INTO Parties (name, logo) VALUES ('Partido Democrático y Constitucional', '{logo}');</text:p>
          </table:table-cell>
          <table:table-cell office:value-type="string" table:style-name="ce1">
            <text:p>INSERT INTO Parties (name, logo) VALUES ('Partido Democrático y Constitucional', 'img/logos/pdy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V-GV</text:p>
          </table:table-cell>
          <table:table-cell office:value-type="string" table:style-name="ce1">
            <text:p>Los Verdes - Grupo Verde</text:p>
          </table:table-cell>
          <table:table-cell office:value-type="float" office:value="0" table:style-name="ce1">
            <text:p>0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img/logos/lv-gv-200x200.png</text:p>
          </table:table-cell>
          <table:table-cell office:value-type="string" table:style-name="ce1">
            <text:p>INSERT INTO Parties (name, logo) VALUES ('Los Verdes - Grupo Verde', '{logo}');</text:p>
          </table:table-cell>
          <table:table-cell office:value-type="string" table:style-name="ce1">
            <text:p>INSERT INTO Parties (name, logo) VALUES ('Los Verdes - Grupo Verde', 'img/logos/lv-g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D</text:p>
          </table:table-cell>
          <table:table-cell office:value-type="string" table:style-name="ce1">
            <text:p>Higiene Democrática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img/logos/hd-200x200.png</text:p>
          </table:table-cell>
          <table:table-cell office:value-type="string" table:style-name="ce1">
            <text:p>INSERT INTO Parties (name, logo) VALUES ('Higiene Democrática', '{logo}');</text:p>
          </table:table-cell>
          <table:table-cell office:value-type="string" table:style-name="ce1">
            <text:p>INSERT INTO Parties (name, logo) VALUES ('Higiene Democrática', 'img/logos/h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XT</text:p>
          </table:table-cell>
          <table:table-cell office:value-type="string" table:style-name="ce1">
            <text:p>Socialistes por Teruel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img/logos/sxt-200x200.png</text:p>
          </table:table-cell>
          <table:table-cell office:value-type="string" table:style-name="ce1">
            <text:p>INSERT INTO Parties (name, logo) VALUES ('Socialistes por Teruel', '{logo}');</text:p>
          </table:table-cell>
          <table:table-cell office:value-type="string" table:style-name="ce1">
            <text:p>INSERT INTO Parties (name, logo) VALUES ('Socialistes por Teruel', '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NE</text:p>
          </table:table-cell>
          <table:table-cell office:value-type="string" table:style-name="ce1">
            <text:p>Derecha Navarra y Españo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mg/logos/dne-200x200.png</text:p>
          </table:table-cell>
          <table:table-cell office:value-type="string" table:style-name="ce1">
            <text:p>INSERT INTO Parties (name, logo) VALUES ('Derecha Navarra y Española', '{logo}');</text:p>
          </table:table-cell>
          <table:table-cell office:value-type="string" table:style-name="ce1">
            <text:p>INSERT INTO Parties (name, logo) VALUES ('Derecha Navarra y Española', 'img/logos/dne-200x200.png');</text:p>
          </table:table-cell>
          <table:table-cell table:number-columns-repeated="16377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rian</meta:initial-creator>
    <dc:creator>Adrian Verde</dc:creator>
    <meta:creation-date>2013-03-05T19:21:19Z</meta:creation-date>
    <dc:date>2013-04-13T16:31:17Z</dc:date>
    <meta:editing-cycles>55</meta:editing-cycles>
    <meta:editing-duration>PT11481S</meta:editing-duration>
  </office:meta>
</office:document-meta>
</file>